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2ad21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2ad21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2ad21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2ad21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2ad21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2ad21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2ad21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2ad21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2ad21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2ad21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2ad21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2ad21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2ad21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2ad21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2ad21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2ad21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2ad21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Haran Alejandro Bravo González 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4/4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4553341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María Alejandra Gonzál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907923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44.76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73" meta:non-whitespace-character-count="1005"/>
    <meta:template xlink:type="simple" xlink:actuate="onRequest" xlink:title="Normal" xlink:href=""/>
  </office:meta>
</office:document-meta>
</file>